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left="-0.0034in" fo:margin-right="0in" style:page-number="1">
        <style:tab-stops/>
      </style:paragraph-properties>
    </style:style>
    <style:style style:name="T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4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6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8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0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2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4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6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7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8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9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0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2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4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6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7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28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29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30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3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32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33" style:parent-style-name="Standard" style:family="paragraph">
      <style:text-properties style:font-name="Times New Roman" style:font-name-complex="Times New Roman" fo:color="#000000" fo:font-size="11pt" style:font-size-asian="11pt" style:font-size-complex="11pt"/>
    </style:style>
    <style:style style:name="P34" style:parent-style-name="Standard" style:family="paragraph">
      <style:paragraph-properties fo:margin-left="0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35" style:parent-style-name="Standard" style:family="paragraph">
      <style:paragraph-properties fo:margin-left="0in" fo:margin-right="0in">
        <style:tab-stops/>
      </style:paragraph-properties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36" style:parent-style-name="Standard" style:family="paragraph">
      <style:paragraph-properties fo:margin-left="-0.0034in" fo:margin-right="0in">
        <style:tab-stops/>
      </style:paragraph-properties>
    </style:style>
    <style:style style:name="T37" style:parent-style-name="DefaultParagraphFont" style:family="text"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38" style:parent-style-name="Standard" style:family="paragraph">
      <style:paragraph-properties fo:margin-left="-0.0034in" fo:margin-right="0in">
        <style:tab-stops/>
      </style:paragraph-properties>
    </style:style>
    <style:style style:name="T39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4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4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42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43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44" style:parent-style-name="Standard" style:family="paragraph">
      <style:paragraph-properties fo:margin-left="0in" fo:margin-right="0in">
        <style:tab-stops/>
      </style:paragraph-properties>
    </style:style>
    <style:style style:name="T4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46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47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48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4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5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51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52" style:parent-style-name="Standard" style:family="paragraph">
      <style:paragraph-properties fo:margin-left="-0.0034in" fo:margin-right="0in">
        <style:tab-stops/>
      </style:paragraph-properties>
    </style:style>
    <style:style style:name="T5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54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5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56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57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58" style:parent-style-name="Standard" style:family="paragraph">
      <style:paragraph-properties fo:margin-left="-0.0034in" fo:margin-right="0in">
        <style:tab-stops/>
      </style:paragraph-properties>
    </style:style>
    <style:style style:name="T5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6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61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62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63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64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65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66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67" style:parent-style-name="Standard" style:family="paragraph">
      <style:paragraph-properties fo:margin-left="-0.0034in" fo:margin-right="0in">
        <style:tab-stops/>
      </style:paragraph-properties>
    </style:style>
    <style:style style:name="T68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6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7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71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72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73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74" style:parent-style-name="Standard" style:family="paragraph">
      <style:paragraph-properties fo:margin-left="-0.0034in" fo:margin-right="0in">
        <style:tab-stops/>
      </style:paragraph-properties>
    </style:style>
    <style:style style:name="T7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76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77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78" style:parent-style-name="Standard" style:family="paragraph">
      <style:paragraph-properties fo:margin-left="-0.0034in" fo:margin-right="0in">
        <style:tab-stops/>
      </style:paragraph-properties>
    </style:style>
    <style:style style:name="T79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80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8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82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83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84" style:parent-style-name="Standard" style:family="paragraph">
      <style:paragraph-properties fo:margin-left="-0.0034in" fo:margin-right="0in">
        <style:tab-stops/>
      </style:paragraph-properties>
    </style:style>
    <style:style style:name="T8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86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87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88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8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9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91" style:parent-style-name="Standard" style:family="paragraph">
      <style:paragraph-properties fo:margin-left="-0.0034in" fo:margin-right="0in">
        <style:tab-stops/>
      </style:paragraph-properties>
    </style:style>
    <style:style style:name="T9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93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9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95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96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97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98" style:parent-style-name="Standard" style:family="paragraph">
      <style:paragraph-properties fo:margin-left="-0.0034in" fo:margin-right="0in">
        <style:tab-stops/>
      </style:paragraph-properties>
    </style:style>
    <style:style style:name="T9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10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01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02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03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04" style:parent-style-name="Standard" style:family="paragraph">
      <style:paragraph-properties fo:margin-left="-0.0034in" fo:margin-right="0in">
        <style:tab-stops/>
      </style:paragraph-properties>
    </style:style>
    <style:style style:name="T10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06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07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08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10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1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11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12" style:parent-style-name="Standard" style:family="paragraph">
      <style:paragraph-properties fo:margin-left="-0.0034in" fo:margin-right="0in">
        <style:tab-stops/>
      </style:paragraph-properties>
    </style:style>
    <style:style style:name="T11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14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1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16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17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118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19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20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21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122" style:parent-style-name="Standard" style:family="paragraph">
      <style:paragraph-properties fo:margin-left="-0.0034in" fo:margin-right="0in">
        <style:tab-stops/>
      </style:paragraph-properties>
    </style:style>
    <style:style style:name="T12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24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125" style:parent-style-name="Standard" style:family="paragraph">
      <style:paragraph-properties fo:margin-left="-0.0034in" fo:margin-right="0in">
        <style:tab-stops/>
      </style:paragraph-properties>
    </style:style>
    <style:style style:name="T126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2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28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2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30" style:parent-style-name="DefaultParagraphFont" style:family="text">
      <style:text-properties style:font-name="Times New Roman" style:font-name-complex="Times New Roman" fo:font-style="italic" style:font-style-asian="italic" fo:color="#000000" fo:font-size="11pt" style:font-size-asian="11pt" style:font-size-complex="11pt"/>
    </style:style>
    <style:style style:name="P131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32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133" style:parent-style-name="Standard" style:family="paragraph">
      <style:paragraph-properties fo:margin-left="-0.0034in" fo:margin-right="0in">
        <style:tab-stops/>
      </style:paragraph-properties>
    </style:style>
    <style:style style:name="T13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35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36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37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38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139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P140" style:parent-style-name="Standard" style:family="paragraph">
      <style:paragraph-properties fo:margin-left="0in" fo:margin-right="0in">
        <style:tab-stops/>
      </style:paragraph-properties>
    </style:style>
    <style:style style:name="T141" style:parent-style-name="DefaultParagraphFont" style:family="text"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T142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T14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/>
    </style:style>
    <style:style style:name="T144" style:parent-style-name="DefaultParagraphFont" style:family="text">
      <style:text-properties style:font-name="Times New Roman" style:font-name-complex="Times New Roman" fo:color="#000000" fo:font-size="11pt" style:font-size-asian="11pt" style:font-size-complex="11pt"/>
    </style:style>
    <style:style style:name="T145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  <style:style style:name="P146" style:parent-style-name="Standard" style:family="paragraph">
      <style:paragraph-properties fo:margin-left="0in" fo:margin-right="0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47" style:parent-style-name="Standard" style:family="paragraph">
      <style:paragraph-properties fo:margin-left="-0.0034in" fo:margin-right="0in">
        <style:tab-stops/>
      </style:paragraph-properties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148" style:parent-style-name="Standard" style:family="paragraph">
      <style:paragraph-properties fo:margin-left="-0.0034in" fo:margin-right="0in">
        <style:tab-stops/>
      </style:paragraph-properties>
    </style:style>
    <style:style style:name="T149" style:parent-style-name="DefaultParagraphFont" style:family="text">
      <style:text-properties style:font-name="Times New Roman" style:font-name-complex="Times New Roman" style:font-weight-complex="bold" fo:color="#000000" fo:font-size="11pt" style:font-size-asian="11pt" style:font-size-complex="11pt"/>
    </style:style>
  </office:automatic-styles>
  <office:body>
    <office:text text:use-soft-page-breaks="true">
      <text:p text:style-name="P1"><text:span text:style-name="T2">Tien La</text:span><text:span text:style-name="T3">, Remote</text:span><text:span text:style-name="T4"><text:s/>Only</text:span><text:span text:style-name="T5">, la...@gmail.com | t.me/... | linkedin.com/in/lavantien | github.com/lavantien | +....</text:span></text:p>
      <text:p text:style-name="Standard"><text:span text:style-name="T6">Proficient = [</text:span><text:span text:style-name="T7">Go</text:span><text:span text:style-name="T8">,<text:s/></text:span><text:span text:style-name="T9">Rust</text:span><text:span text:style-name="T10">,<text:s/></text:span><text:span text:style-name="T11">Lua</text:span><text:span text:style-name="T12">,<text:s/></text:span><text:span text:style-name="T13">Java</text:span><text:span text:style-name="T14">,<text:s/></text:span><text:span text:style-name="T15">JavaScript</text:span><text:span text:style-name="T16">,<text:s/></text:span><text:span text:style-name="T17">NextJS</text:span><text:span text:style-name="T18">,<text:s/></text:span><text:span text:style-name="T19">Postgres</text:span><text:span text:style-name="T20">,<text:s/></text:span><text:span text:style-name="T21">Mongo</text:span><text:span text:style-name="T22">,<text:s/></text:span><text:span text:style-name="T23">Docker</text:span><text:span text:style-name="T24">,<text:s/></text:span><text:span text:style-name="T25">REST</text:span><text:span text:style-name="T26">,<text:s/></text:span><text:span text:style-name="T27">GRPC</text:span><text:span text:style-name="T28">,<text:s/></text:span><text:span text:style-name="T29">Linux</text:span><text:span text:style-name="T30">,<text:s/></text:span><text:span text:style-name="T31">Vim</text:span><text:span text:style-name="T32">]</text:span></text:p>
      <text:p text:style-name="P33">Domains = [Critical, Edge, Cryptography, Anthropology, Healthcare, Logistics, Infrastructure, Commerce]</text:p>
      <text:p text:style-name="P34">Avoidances = [Gambling, Weapon, Beverages, Dating, Media, Property, Advertisement, Web3]</text:p>
      <text:p text:style-name="P35"/>
      <text:p text:style-name="P36"><text:span text:style-name="T37">CAREER.</text:span></text:p>
      <text:p text:style-name="P38"><text:span text:style-name="T39">Remote<text:s/></text:span><text:span text:style-name="T40">Freelance</text:span><text:span text:style-name="T41"><text:s/>Developer - Cariyaputta</text:span><text:span text:style-name="T42">, 11/2022 – Present</text:span><text:span text:style-name="T43">.</text:span></text:p>
      <text:p text:style-name="P44"><text:span text:style-name="T45">* Various Projects &amp; Dotfiles.</text:span></text:p>
      <text:p text:style-name="P46">- Design &amp; develop blazingly fast custom REST APIs, dev pipelines, &amp; game servers in Go, Java, &amp; Rust.</text:p>
      <text:p text:style-name="P47">- Create custom MVPs, prototype web apps, &amp; clones in React, NextJS, TailwindCSS, Mongo, Prisma, &amp; Firebase.</text:p>
      <text:p text:style-name="P48">- Write setup, benchmark, &amp; profile scripts for Linux &amp; optimize Neovim dev environment, &amp; Dotfiles in Lua &amp; Bash.</text:p>
      <text:p text:style-name="P49">- Research &amp; create practical applications of functional programming, concurrency, &amp; parallelism in Go &amp; JavaScript.</text:p>
      <text:p text:style-name="P50">- Research &amp; implement edge computing platforms, distributed systems, &amp; genetic algorithms in C++ &amp; Go.</text:p>
      <text:p text:style-name="P51">- Design &amp; implement libraries for cryptography &amp; embedded systems in C. Compile wikis &amp; documentations.</text:p>
      <text:p text:style-name="P52"><text:span text:style-name="T53">Remote Backend Engineer -</text:span><text:span text:style-name="T54"><text:s/></text:span><text:span text:style-name="T55">NTQ Solution</text:span><text:span text:style-name="T56">, 01/2022 – 10/2022</text:span><text:span text:style-name="T57">.</text:span></text:p>
      <text:p text:style-name="P58"><text:span text:style-name="T59">* Project Dropezy &amp; Sayang.</text:span></text:p>
      <text:p text:style-name="P60">- Thoroughly profiling &amp; optimizing services/infrastructures for production release; successfully shipping the products.</text:p>
      <text:p text:style-name="P61">- Create new &amp; optimize existing MongoDB queries &amp; aggregates; Write a lot of unit tests for 90% code coverage.</text:p>
      <text:p text:style-name="P62">- Improve Go code base with more streamlined structure, apply generics &amp; fuzzy tests. Fix Flutter cloud emulator.</text:p>
      <text:p text:style-name="P63">- Design &amp; implement big data importer in Go &amp; JavaScript, migrate data from CSVs to Firebase &amp; MongoDB.</text:p>
      <text:p text:style-name="P64">- Design &amp; write Customer &amp; Fraud Detection GRPC services in Go; optimize performance of Back Office services.</text:p>
      <text:p text:style-name="P65">- Design &amp; write Order &amp; Task GRPC services in Go; integrate REST APIs with shipping vendors in Go.</text:p>
      <text:p text:style-name="P66">- Mentor junior colleagues, define standard documentations, work with cross-functional teams in Figma &amp; GCP.</text:p>
      <text:p text:style-name="P67"><text:span text:style-name="T68">Remote Backend Engineer -</text:span><text:span text:style-name="T69"><text:s/></text:span><text:span text:style-name="T70">Monster Pixel</text:span><text:span text:style-name="T71">,<text:s/></text:span><text:span text:style-name="T72">08/2021 – 12/2021</text:span><text:span text:style-name="T73">.</text:span></text:p>
      <text:p text:style-name="P74"><text:span text:style-name="T75">* Project Ackio Mesh.</text:span></text:p>
      <text:p text:style-name="P76">- Design, research, document, write &amp; setup infrastructure for an MVP edge computing embedded system.</text:p>
      <text:p text:style-name="P77">- Using Go, Python, AWS &amp; Cloud Native Computing Foundation’s technologies such as EdgeX &amp; Docker Compose.</text:p>
      <text:p text:style-name="P78"><text:span text:style-name="T79">Backend Engineer -</text:span><text:span text:style-name="T80"><text:s/></text:span><text:span text:style-name="T81">FPT Software Ho Chi Minh</text:span><text:span text:style-name="T82">, 07/2020 – 12/2020</text:span><text:span text:style-name="T83">.</text:span></text:p>
      <text:p text:style-name="P84"><text:span text:style-name="T85">* Project ETCC E-470 &amp; Halliburton Baroid.</text:span></text:p>
      <text:p text:style-name="P86">- Pair-programming a Go FTP server, with RabbitMQ, Kafka &amp; MinIO to pre-processing data for AI ML.</text:p>
      <text:p text:style-name="P87">- Implement &amp; optimize Trip Building &amp; Toll Calculation micro-services in Java 8, Spring Boot, &amp; Kafka.</text:p>
      <text:p text:style-name="P88">- Implement BackOffice UI &amp; logic with CUBA, PostgreSQL, &amp; Kafka.</text:p>
      <text:p text:style-name="P89">- Write extensive unit tests matching ISO standards; Fix GCP Kubernetes deployment scripts.</text:p>
      <text:p text:style-name="P90">- Design overall system architecture &amp; write Detailed Design Documents &amp; BPMNs.</text:p>
      <text:p text:style-name="P91"><text:span text:style-name="T92">Fullstack Engineer -</text:span><text:span text:style-name="T93"><text:s/></text:span><text:span text:style-name="T94">PALTECH Company Limited</text:span><text:span text:style-name="T95">,<text:s/></text:span><text:span text:style-name="T96">10/2018 – 02/2019 (internship), 02/2019 – 03/2020</text:span><text:span text:style-name="T97">.</text:span></text:p>
      <text:p text:style-name="P98"><text:span text:style-name="T99">* Project FairExchange.</text:span></text:p>
      <text:p text:style-name="P100">- Migrate from legacy JavaEE &amp; Spring MVC to Java 8 &amp; Spring Boot, from AngularJS to Angular with TypeScript.</text:p>
      <text:p text:style-name="P101">- Design &amp; implement end-to-end APIs from database design to frontend in Java 8 &amp; Spring Boot, or Go.</text:p>
      <text:p text:style-name="P102">- Design &amp; write high performance Blackjack &amp; Bullseye Roulette HTML web games.</text:p>
      <text:p text:style-name="P103">- Write Back Office responsive mobile-first frontend in Angular; design &amp; implement its API &amp; db in Spring Boot.</text:p>
      <text:p text:style-name="P104"><text:span text:style-name="T105">Tech Lead -</text:span><text:span text:style-name="T106"><text:s/></text:span><text:span text:style-name="T107">Team 6789</text:span><text:span text:style-name="T108"><text:s/>(3 members), 08/2017 – 10/2018.</text:span></text:p>
      <text:p text:style-name="P109">* Project SumoBot, LineBot, &amp; MazeBot.</text:p>
      <text:p text:style-name="P110">- Design &amp; create robots’ structures &amp; firmwares in C; optimize algorithms for accuracy &amp; power saving; AWS IoT.</text:p>
      <text:p text:style-name="P111">- Coach software engineering for team members &amp; students.</text:p>
      <text:p text:style-name="P112"><text:span text:style-name="T113">Remote Game Developer -</text:span><text:span text:style-name="T114"><text:s/></text:span><text:span text:style-name="T115">Epic War</text:span><text:span text:style-name="T116">, 08/2007 – 08/2015</text:span><text:span text:style-name="T117">.</text:span></text:p>
      <text:p text:style-name="P118">- Design &amp; write custom WarCraft 3 maps &amp; mods for paid clients in Jass, vJass (OOP Jass), &amp; Lua.</text:p>
      <text:p text:style-name="P119">- Design &amp; model 3D graphical assets &amp; particle effects in Blender; deliver quality product to clients every month.</text:p>
      <text:p text:style-name="P120"/>
      <text:p text:style-name="P121">EDUCATION.</text:p>
      <text:p text:style-name="P122"><text:span text:style-name="T123">Modern Software Engineering - Self-Taught</text:span><text:span text:style-name="T124">, 2015 – 2025.</text:span></text:p>
      <text:p text:style-name="P125"><text:span text:style-name="T126">Computer Engineering, BEng -</text:span><text:span text:style-name="T127"><text:s/></text:span><text:span text:style-name="T128">University of Information Technology</text:span><text:span text:style-name="T129">, GPA 7.19, drop final thesis, 2015 – 2019</text:span><text:span text:style-name="T130">.</text:span></text:p>
      <text:p text:style-name="P131"/>
      <text:p text:style-name="P132">ACTIVITY.</text:p>
      <text:p text:style-name="P133"><text:span text:style-name="T134">1st Place (undefeated) -</text:span><text:span text:style-name="T135"><text:s/></text:span><text:span text:style-name="T136">Team 6789</text:span><text:span text:style-name="T137"><text:s/>(team of 3),<text:s/></text:span><text:span text:style-name="T138">UIT Sumo Robot 2017</text:span><text:span text:style-name="T139">, Robotic Contest.</text:span></text:p>
      <text:p text:style-name="P140"><text:span text:style-name="T141">Regional ACM-ICPC<text:s/></text:span><text:span text:style-name="T142">participant (team of 3) &amp;<text:s/></text:span><text:span text:style-name="T143">National Highschool Olympiad<text:s/></text:span><text:span text:style-name="T144">participant (solo)</text:span><text:span text:style-name="T145">.</text:span></text:p>
      <text:p text:style-name="P146"/>
      <text:p text:style-name="P147">HOBBIES.</text:p>
      <text:p text:style-name="P148"><text:span text:style-name="T149">Programming; Anthropology; Languages; Chess, Rubiks, Video Games (Auto Chess, StarCraft); YouTube video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left="0.0069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1388in"/>
      <style:text-properties style:font-name="Arial" style:font-name-asian="Arial" style:font-name-complex="Arial" fo:font-size="17pt" style:font-size-asian="17pt" style:font-size-complex="17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1388in"/>
      <style:text-properties style:font-name="Arial" style:font-name-asian="Arial" style:font-name-complex="Arial" fo:font-size="15pt" style:font-size-asian="15pt" style:font-size-complex="15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3pt" style:font-size-asian="13pt" style:font-size-complex="13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009in" fo:margin-left="0.0069in" fo:margin-right="0.0458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margin-top="0.2083in" fo:margin-bottom="0.1388in"/>
      <style:text-properties fo:font-size="24pt" style:font-size-asian="24pt" style:font-size-complex="24pt" fo:hyphenate="false"/>
    </style:style>
    <style:style style:name="Subtitle" style:display-name="Subtitle" style:family="paragraph" style:parent-style-name="Normal" style:next-style-name="Standard">
      <style:paragraph-properties fo:margin-top="0.1388in" fo:margin-bottom="0.1388in"/>
      <style:text-properties fo:hyphenate="false"/>
    </style:style>
    <style:style style:name="ListLabel1" style:display-name="ListLabel 1" style:family="text">
      <style:text-properties fo:color="#0563C1" style:text-underline-type="none" style:text-underline-color="font-color"/>
    </style:style>
    <style:style style:name="Internetlink" style:display-name="Internet link" style:family="text">
      <style:text-properties fo:color="#000080" style:text-underline-type="none" style:text-underline-color="font-color"/>
    </style:style>
    <style:style style:name="ListLabel2" style:display-name="ListLabel 2" style:family="text"/>
    <style:style style:name="ListLabel3" style:display-name="ListLabel 3" style:family="text">
      <style:text-properties fo:color="#1155CC" style:text-underline-type="none" style:text-underline-color="font-color"/>
    </style:style>
    <style:style style:name="Hyperlink" style:display-name="Hyperlink" style:family="text" style:parent-style-name="DefaultParagraphFont">
      <style:text-properties fo:color="#0563C1" style:text-underline-type="none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VisitedInternetLink" style:display-name="Visited Internet Link" style:family="text">
      <style:text-properties fo:color="#800000" style:text-underline-type="none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4597in" fo:margin-left="0.4597in" fo:margin-bottom="0.4597in" fo:margin-right="0.459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avantien</meta:initial-creator>
    <dc:creator>LA VĂN TIẾN</dc:creator>
    <meta:creation-date>2023-06-08T02:15:00Z</meta:creation-date>
    <dc:date>2023-08-30T18:20:00Z</dc:date>
    <meta:print-date>2023-07-13T14:53:00Z</meta:print-date>
    <meta:template xlink:href="Normal.dotm" xlink:type="simple"/>
    <meta:editing-cycles>235</meta:editing-cycles>
    <meta:editing-duration>PT61140S</meta:editing-duration>
    <meta:document-statistic meta:page-count="1" meta:paragraph-count="8" meta:word-count="656" meta:character-count="4389" meta:row-count="31" meta:non-whitespace-character-count="3741"/>
  </office:meta>
</office:document-meta>
</file>